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6000001CE0C9FF2C7.png" manifest:media-type="image/png"/>
  <manifest:file-entry manifest:full-path="Pictures/1000000000000514000002E790AD9161.png" manifest:media-type="image/png"/>
  <manifest:file-entry manifest:full-path="Pictures/10000000000002D3000001D16F6FAC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-0.106cm" svg:y="10.398cm" svg:width="17cm" svg:height="10.933cm" draw:z-index="1"><draw:image xlink:href="Pictures/10000000000002D3000001D16F6FAC25.png" xlink:type="simple" xlink:show="embed" xlink:actuate="onLoad"/></draw:frame><draw:frame draw:style-name="fr1" draw:name="graphics1" text:anchor-type="paragraph" svg:width="17cm" svg:height="8.615cm" draw:z-index="0"><draw:image xlink:href="Pictures/10000000000002D6000001CE0C9FF2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3" text:anchor-type="paragraph" svg:x="-1.21cm" svg:y="0cm" svg:width="18.828cm" svg:height="18.143cm" draw:z-index="2"><draw:image xlink:href="Pictures/1000000000000514000002E790AD91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-IV-V-65 </meta:initial-creator>
    <meta:creation-date>2016-09-26T09:25:09</meta:creation-date>
    <dc:date>2016-09-26T09:26:42</dc:date>
    <dc:creator>SL-IV-V-65 </dc:creator>
    <meta:editing-duration>P0D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3.5$Linux_X86_64 LibreOffice_project/350m1$Build-2</meta:generator>
  </office:meta>
</office:document-meta>
</file>